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5.846cm" fo:min-width="10.168cm"/>
    </style:style>
    <style:style style:name="gr2" style:family="graphic" style:parent-style-name="standard">
      <style:graphic-properties draw:textarea-horizontal-align="justify" draw:textarea-vertical-align="middle" draw:auto-grow-height="false" fo:min-height="3.256cm" fo:min-width="4.9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0.801cm"/>
    </style:style>
    <style:style style:name="gr4" style:family="graphic" style:parent-style-name="standard">
      <style:graphic-properties draw:textarea-horizontal-align="justify" draw:textarea-vertical-align="middle" draw:auto-grow-height="false" fo:min-height="1.274cm" fo:min-width="1.53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2.50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4.0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8.274cm"/>
    </style:style>
    <style:style style:name="gr8" style:family="graphic" style:parent-style-name="standard">
      <style:graphic-properties draw:textarea-horizontal-align="justify" draw:textarea-vertical-align="middle" draw:auto-grow-height="false" fo:min-height="3.256cm" fo:min-width="1.886cm"/>
    </style:style>
    <style:style style:name="gr9" style:family="graphic" style:parent-style-name="standard">
      <style:graphic-properties draw:textarea-horizontal-align="justify" draw:textarea-vertical-align="middle" draw:auto-grow-height="false" fo:min-height="1.274cm" fo:min-width="2.28cm"/>
    </style:style>
    <style:style style:name="gr10" style:family="graphic" style:parent-style-name="standard">
      <style:graphic-properties draw:textarea-horizontal-align="justify" draw:textarea-vertical-align="middle" draw:auto-grow-height="false" fo:min-height="3.256cm" fo:min-width="5.22cm"/>
    </style:style>
    <style:style style:name="gr11" style:family="graphic" style:parent-style-name="standard">
      <style:graphic-properties draw:textarea-horizontal-align="justify" draw:textarea-vertical-align="middle" draw:auto-grow-height="false" fo:min-height="3.256cm" fo:min-width="3.31cm"/>
    </style:style>
    <style:style style:name="gr12" style:family="graphic" style:parent-style-name="standard">
      <style:graphic-properties draw:textarea-horizontal-align="justify" draw:textarea-vertical-align="middle" draw:auto-grow-height="false" fo:min-height="1.274cm" fo:min-width="1.576cm"/>
    </style:style>
    <style:style style:name="gr13" style:family="graphic" style:parent-style-name="standard">
      <style:graphic-properties draw:textarea-horizontal-align="justify" draw:textarea-vertical-align="middle" draw:auto-grow-height="false" fo:min-height="1.376cm" fo:min-width="3.61cm"/>
    </style:style>
    <style:style style:name="gr14" style:family="graphic" style:parent-style-name="objectwithoutfill">
      <style:graphic-properties draw:marker-end="Arrow" draw:marker-end-width="0.3cm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4.67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style:paragraph-properties fo:text-align="center"/>
      <style:text-properties fo:color="#0066b3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center"/>
      <style:text-properties fo:font-size="12pt" fo:font-style="italic" style:font-size-asian="12pt" style:font-style-asian="italic" style:font-size-complex="12pt" style:font-style-complex="italic"/>
    </style:style>
    <style:style style:name="P6" style:family="paragraph">
      <loext:graphic-properties draw:fill="none" draw:fill-color="#ffffff"/>
      <style:text-properties fo:color="#00a65d" fo:font-weight="bold" style:font-weight-asian="bold" style:font-weight-complex="bold"/>
    </style:style>
    <style:style style:name="P7" style:family="paragraph">
      <loext:graphic-properties draw:fill-color="#ffffff"/>
    </style:style>
    <style:style style:name="T1" style:family="text">
      <style:text-properties fo:color="#0066b3"/>
    </style:style>
    <style:style style:name="T2" style:family="text">
      <style:text-properties fo:font-size="12pt" fo:font-style="italic" style:font-size-asian="12pt" style:font-style-asian="italic" style:font-size-complex="12pt" style:font-style-complex="italic"/>
    </style:style>
    <style:style style:name="T3" style:family="text">
      <style:text-properties fo:color="#00a65d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0.668cm" svg:height="6.096cm" svg:x="4.948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5.474cm" svg:height="3.506cm" svg:x="4.948cm" svg:y="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2" draw:layer="layout" svg:width="11.301cm" svg:height="0.878cm" svg:x="4.15cm" svg:y="11.272cm">
          <draw:text-box>
            <text:p>Device Emulation &amp; Pavavirtualized Device</text:p>
          </draw:text-box>
        </draw:frame>
        <draw:custom-shape draw:style-name="gr4" draw:text-style-name="P3" draw:layer="layout" svg:width="2.032cm" svg:height="1.524cm" svg:x="5.342cm" svg:y="3.364cm">
          <text:p text:style-name="P1"><text:span text:style-name="T1">e1000</text:span></text:p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008cm" svg:height="0.878cm" svg:x="5.588cm" svg:y="1.058cm">
          <draw:text-box>
            <text:p>Guest VM</text:p>
          </draw:text-box>
        </draw:frame>
        <draw:frame draw:style-name="gr6" draw:text-style-name="P2" draw:layer="layout" svg:width="4.515cm" svg:height="0.878cm" svg:x="5.388cm" svg:y="9.158cm">
          <draw:text-box>
            <text:p>Hypervisor/Host</text:p>
          </draw:text-box>
        </draw:frame>
        <draw:frame draw:style-name="gr7" draw:text-style-name="P2" draw:layer="layout" svg:width="8.774cm" svg:height="0.878cm" svg:x="20.65cm" svg:y="11.259cm">
          <draw:text-box>
            <text:p>PCI Device (PF/VF) Passthrough</text:p>
          </draw:text-box>
        </draw:frame>
        <draw:custom-shape draw:style-name="gr8" draw:text-style-name="P1" draw:layer="layout" svg:width="2.386cm" svg:height="3.506cm" svg:x="13.208cm" svg:y="6.908cm">
          <text:p text:style-name="P1">Physical</text:p>
          <text:p text:style-name="P1"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3" draw:layer="layout" svg:width="2.78cm" svg:height="1.524cm" svg:x="7.842cm" svg:y="3.364cm">
          <text:p text:style-name="P1"><text:span text:style-name="T1">virtio-scsi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0.668cm" svg:height="6.096cm" svg:x="20.048cm" svg:y="0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5.72cm" svg:height="3.506cm" svg:x="20.048cm" svg:y="6.9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032cm" svg:height="1.524cm" svg:x="25.742cm" svg:y="3.364cm">
          <text:p text:style-name="P1"><text:span text:style-name="T1">nvm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2" draw:layer="layout" svg:width="3.008cm" svg:height="0.878cm" svg:x="20.688cm" svg:y="1.058cm">
          <draw:text-box>
            <text:p>Guest VM</text:p>
          </draw:text-box>
        </draw:frame>
        <draw:frame draw:style-name="gr6" draw:text-style-name="P2" draw:layer="layout" svg:width="4.515cm" svg:height="0.878cm" svg:x="20.488cm" svg:y="9.158cm">
          <draw:text-box>
            <text:p>Hypervisor/Host</text:p>
          </draw:text-box>
        </draw:frame>
        <draw:custom-shape draw:style-name="gr11" draw:text-style-name="P1" draw:layer="layout" svg:width="3.81cm" svg:height="3.506cm" svg:x="26.884cm" svg:y="6.908cm">
          <text:p text:style-name="P1">Physical</text:p>
          <text:p text:style-name="P1">Devic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3" draw:layer="layout" svg:width="2.076cm" svg:height="1.524cm" svg:x="28.242cm" svg:y="3.364cm">
          <text:p text:style-name="P1"><text:span text:style-name="T1">ixgb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1" draw:layer="layout" svg:width="4.11cm" svg:height="1.626cm" svg:x="5.542cm" svg:y="7.264cm">
          <text:p text:style-name="P1">Device</text:p>
          <text:p text:style-name="P1">Emulation</text:p>
          <draw:enhanced-geometry svg:viewBox="0 0 21600 21600" draw:type="rectangle" draw:enhanced-path="M 0 0 L 21600 0 21600 21600 0 21600 0 0 Z N"/>
        </draw:custom-shape>
        <draw:line draw:style-name="gr14" draw:text-style-name="P4" draw:layer="layout" svg:x1="6.096cm" svg:y1="4.888cm" svg:x2="6.096cm" svg:y2="7.264cm">
          <text:p/>
        </draw:line>
        <draw:line draw:style-name="gr14" draw:text-style-name="P4" draw:layer="layout" svg:x1="9.652cm" svg:y1="8.128cm" svg:x2="13.208cm" svg:y2="8.128cm">
          <text:p/>
        </draw:line>
        <draw:line draw:style-name="gr14" draw:text-style-name="P4" draw:layer="layout" svg:x1="8.896cm" svg:y1="4.863cm" svg:x2="8.896cm" svg:y2="7.239cm">
          <text:p/>
        </draw:line>
        <draw:line draw:style-name="gr14" draw:text-style-name="P4" draw:layer="layout" svg:x1="27.496cm" svg:y1="4.838cm" svg:x2="27.496cm" svg:y2="6.908cm">
          <text:p/>
        </draw:line>
        <draw:line draw:style-name="gr14" draw:text-style-name="P4" draw:layer="layout" svg:x1="29.396cm" svg:y1="4.813cm" svg:x2="29.396cm" svg:y2="6.883cm">
          <text:p/>
        </draw:line>
        <draw:frame draw:style-name="gr15" draw:text-style-name="P5" draw:layer="layout" svg:width="5.176cm" svg:height="1.199cm" svg:x="20.32cm" svg:y="3.627cm">
          <draw:text-box>
            <text:p text:style-name="P1"><text:span text:style-name="T2">The physical devices are</text:span></text:p>
            <text:p text:style-name="P1"><text:span text:style-name="T2">exposed to guest VM</text:span></text:p>
          </draw:text-box>
        </draw:frame>
        <draw:frame draw:style-name="gr16" draw:text-style-name="P6" draw:layer="layout" svg:width="2.97cm" svg:height="0.878cm" svg:x="10.322cm" svg:y="8.213cm">
          <draw:text-box>
            <text:p><text:span text:style-name="T3">multiplex</text:span></text:p>
          </draw:text-box>
        </draw:frame>
        <presentation:notes draw:style-name="dp2">
          <draw:page-thumbnail draw:style-name="gr17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.051cm" svg:stroke-color="#000000" draw:marker-start-width="0.279cm" draw:marker-start-center="false" draw:marker-end-width="0.279cm" draw:marker-end-center="false" draw:fill="solid" draw:fill-color="#ffffff" draw:textarea-horizontal-align="justify" draw:textarea-vertical-align="middle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02cm" svg:stroke-color="#ed1c24" draw:marker-start-width="0.356cm" draw:marker-end-width="0.356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4cm" fo:text-indent="0cm"/>
      <style:text-properties fo:font-size="16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179cm" fo:text-indent="0cm"/>
      <style:text-properties fo:font-size="14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18cm" fo:text-indent="0cm"/>
      <style:text-properties fo:font-size="12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58cm" fo:text-indent="0cm"/>
      <style:text-properties fo:font-size="12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6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5.56cm" fo:page-height="12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3.213cm" svg:x="1cm" svg:y="4.666cm"/>
      <draw:page-thumbnail draw:layer="backgroundobjects" svg:width="8.999cm" svg:height="3.213cm" svg:x="1cm" svg:y="13.242cm"/>
      <draw:page-thumbnail draw:layer="backgroundobjects" svg:width="8.999cm" svg:height="3.213cm" svg:x="1cm" svg:y="21.818cm"/>
      <draw:page-thumbnail draw:layer="backgroundobjects" svg:width="8.999cm" svg:height="3.213cm" svg:x="11cm" svg:y="4.666cm"/>
      <draw:page-thumbnail draw:layer="backgroundobjects" svg:width="8.999cm" svg:height="3.213cm" svg:x="11cm" svg:y="13.242cm"/>
      <draw:page-thumbnail draw:layer="backgroundobjects" svg:width="8.999cm" svg:height="3.213cm" svg:x="11cm" svg:y="21.818cm"/>
    </style:handout-master>
    <style:master-page style:name="Default" style:page-layout-name="PM1" draw:style-name="Mdp1">
      <draw:frame presentation:style-name="Default-title" draw:layer="backgroundobjects" svg:width="32.003cm" svg:height="2.121cm" svg:x="1.778cm" svg:y="0.505cm" presentation:class="title" presentation:placeholder="true">
        <draw:text-box/>
      </draw:frame>
      <draw:frame presentation:style-name="Default-outline1" draw:layer="backgroundobjects" svg:width="32.003cm" svg:height="7.366cm" svg:x="1.778cm" svg:y="2.971cm" presentation:class="outline" presentation:placeholder="true">
        <draw:text-box/>
      </draw:frame>
      <draw:frame presentation:style-name="Mpr1" draw:text-style-name="MP2" draw:layer="backgroundobjects" svg:width="8.285cm" svg:height="0.876cm" svg:x="1.778cm" svg:y="11.56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1.271cm" svg:height="0.876cm" svg:x="12.16cm" svg:y="11.56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285cm" svg:height="0.876cm" svg:x="25.495cm" svg:y="11.56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8T09:55:27.256350371</meta:creation-date>
    <dc:date>2021-01-03T21:08:08.179901823</dc:date>
    <meta:editing-duration>PT4H9M51S</meta:editing-duration>
    <meta:editing-cycles>145</meta:editing-cycles>
    <meta:generator>LibreOffice/6.0.7.3$Linux_X86_64 LibreOffice_project/00m0$Build-3</meta:generator>
    <meta:document-statistic meta:object-count="47"/>
  </office:meta>
</office:document-meta>
</file>